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1"/>
      <text:p text:style-name="P2">Nivellierung = <text:span text:style-name="T2">Ausgleichen, Einebenen(Glätten/Umverteilen der sozialen Unterschiede)</text:span></text:p>
      <text:p text:style-name="P1"/>
      <text:p text:style-name="Standard"><text:span text:style-name="T3">prekär = </text:span><text:span text:style-name="T2">in einer Weise geartet, die es äußerst schwer macht, die richtigen Maßnahmen, Entscheidungen zu treffen, aus einer schwierigen Lage herauszukommen; schwierig, heikel, misslich z.B. </text:span>eine prekäre [wirtschaftliche, finanzielle] Situation</text:p>
      <text:p text:style-name="P5"/>
      <text:p text:style-name="P6">kohärent = <text:span text:style-name="T2"><text:s/>zusammenhängen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1S</meta:editing-duration>
    <meta:editing-cycles>5</meta:editing-cycles>
    <meta:generator>OpenOffice/4.1.2$Win32 OpenOffice.org_project/412m3$Build-9782</meta:generator>
    <dc:date>2016-07-21T11:22:29.44</dc:date>
    <dc:creator>jason statham</dc:creator>
    <meta:document-statistic meta:table-count="0" meta:image-count="0" meta:object-count="0" meta:page-count="1" meta:paragraph-count="7" meta:word-count="63" meta:character-count="553"/>
    <meta:user-defined meta:name="Info 1"/>
    <meta:user-defined meta:name="Info 2"/>
    <meta:user-defined meta:name="Info 3"/>
    <meta:user-defined meta:name="Info 4"/>
  </office:meta>
</office:document-meta>
</file>